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ca8b4" officeooo:paragraph-rsid="000ca8b4" style:font-weight-asian="bold" style:font-weight-complex="bold"/>
    </style:style>
    <style:style style:name="P2" style:family="paragraph" style:parent-style-name="Standard">
      <style:text-properties officeooo:rsid="000ca8b4" officeooo:paragraph-rsid="000ca8b4"/>
    </style:style>
    <style:style style:name="P3" style:family="paragraph" style:parent-style-name="Standard">
      <style:text-properties officeooo:rsid="000ac56d" officeooo:paragraph-rsid="000ac56d"/>
    </style:style>
    <style:style style:name="P4" style:family="paragraph" style:parent-style-name="Standard">
      <style:text-properties fo:font-weight="bold" officeooo:rsid="000ac56d" officeooo:paragraph-rsid="000ac56d" style:font-weight-asian="bold" style:font-weight-complex="bold"/>
    </style:style>
    <style:style style:name="P5" style:family="paragraph" style:parent-style-name="Standard">
      <style:text-properties officeooo:rsid="000ca8b4" officeooo:paragraph-rsid="000d61b8"/>
    </style:style>
    <style:style style:name="P6" style:family="paragraph" style:parent-style-name="Standard">
      <style:text-properties officeooo:rsid="0012329e" officeooo:paragraph-rsid="0012329e"/>
    </style:style>
    <style:style style:name="P7" style:family="paragraph" style:parent-style-name="Standard">
      <style:text-properties officeooo:paragraph-rsid="000e5333"/>
    </style:style>
    <style:style style:name="P8" style:family="paragraph" style:parent-style-name="Standard">
      <style:text-properties officeooo:paragraph-rsid="0012329e"/>
    </style:style>
    <style:style style:name="P9" style:family="paragraph" style:parent-style-name="Standard">
      <style:text-properties fo:font-weight="normal" officeooo:paragraph-rsid="0012329e" style:font-weight-asian="normal" style:font-weight-complex="normal"/>
    </style:style>
    <style:style style:name="P10" style:family="paragraph" style:parent-style-name="Standard">
      <style:text-properties officeooo:paragraph-rsid="0013a18a"/>
    </style:style>
    <style:style style:name="P11" style:family="paragraph" style:parent-style-name="Standard">
      <style:text-properties fo:font-weight="normal" officeooo:paragraph-rsid="0013a18a"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d7edd" style:font-weight-asian="bold" style:font-weight-complex="bold"/>
    </style:style>
    <style:style style:name="T3" style:family="text">
      <style:text-properties fo:font-weight="bold" officeooo:rsid="0012329e" style:font-weight-asian="bold" style:font-weight-complex="bold"/>
    </style:style>
    <style:style style:name="T4" style:family="text">
      <style:text-properties officeooo:rsid="001527a6"/>
    </style:style>
    <style:style style:name="T5" style:family="text">
      <style:text-properties fo:font-weight="bold" officeooo:rsid="000d61b8" style:font-weight-asian="bold" style:font-weight-complex="bold"/>
    </style:style>
    <style:style style:name="T6" style:family="text">
      <style:text-properties style:text-position="super 58%"/>
    </style:style>
    <style:style style:name="T7" style:family="text">
      <style:text-properties fo:font-weight="bold" officeooo:rsid="000ca8b4" style:font-weight-asian="bold" style:font-weight-complex="bold"/>
    </style:style>
    <style:style style:name="T8" style:family="text">
      <style:text-properties officeooo:rsid="0012329e"/>
    </style:style>
    <style:style style:name="T9" style:family="text">
      <style:text-properties officeooo:rsid="0013a18a"/>
    </style:style>
    <style:style style:name="T10" style:family="text">
      <style:text-properties style:text-position="super 58%" officeooo:rsid="0013a18a"/>
    </style:style>
    <style:style style:name="T11" style:family="text">
      <style:text-properties style:text-position="0% 100%" officeooo:rsid="0013a18a"/>
    </style:style>
    <style:style style:name="T12" style:family="text">
      <style:text-properties style:text-position="0% 100%" fo:font-weight="bold" officeooo:rsid="000ca8b4" style:font-weight-asian="bold" style:font-weight-complex="bold"/>
    </style:style>
    <style:style style:name="T13" style:family="text">
      <style:text-properties style:text-position="0% 100%" fo:font-weight="bold" officeooo:rsid="0013a18a" style:font-weight-asian="bold" style:font-weight-complex="bold"/>
    </style:style>
    <style:style style:name="T14" style:family="text">
      <style:text-properties style:text-position="sub 58%" officeooo:rsid="0013a18a"/>
    </style:style>
    <style:style style:name="fr1" style:family="graphic" style:parent-style-name="Formula">
      <style:graphic-properties style:vertical-pos="from-top" style:horizontal-pos="from-left" style:horizontal-rel="paragraph-content"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Name ________________________</text:p>
      <text:p text:style-name="P2"><text:span text:style-name="T1"><text:tab/><text:tab/><text:tab/><text:tab/><text:tab/> <text:s text:c="5"/></text:span><text:span text:style-name="T2">PHY20</text:span><text:span text:style-name="T3">4</text:span><text:span text:style-name="T2">8C, </text:span><text:span text:style-name="T1">Quiz </text:span><text:span text:style-name="T3">3</text:span></text:p>
      <text:p text:style-name="P3"><text:span text:style-name="T1"/></text:p>
      <text:p text:style-name="P1">A- Read all the quiz once, or twice, before beginning to write. Make sure to comprehend all questions and start with those you fe<text:span text:style-name="T4">el</text:span> most confident <text:span text:style-name="T4">in</text:span>.</text:p>
      <text:p text:style-name="P1">B – Be clear and concise. There are no extra points for being verbose or writing extra.</text:p>
      <text:p text:style-name="P1">C –Only use the white pages that I will provide. You have 50 minutes to answer the quiz.</text:p>
      <text:p text:style-name="P4">---------------------------------------------------------------------------------------------------------------------------</text:p>
      <text:p text:style-name="P3"><text:span text:style-name="T1"/></text:p>
      <text:p text:style-name="P5"><text:span text:style-name="T1">Problem </text:span><text:span text:style-name="T5">1</text:span></text:p>
      <text:p text:style-name="P5"><text:span text:style-name="T5"/></text:p>
      <text:p text:style-name="P6">(a) On Day 1, there were 490 kids in two groups. Group A consistent only of boys, and B only of girls. There were 2 and a half more girls than boys. On Day 2, more girls joined group B, and for reach 4 boys in group A, 32 boys joined group A. The total number of girls resulted in 1/3 that of boys. Express the number of girls that joined group B in terms of a fraction of the boys that joined group B on Day 2.</text:p>
      <text:p text:style-name="P6"/>
      <text:p text:style-name="P6">(b) On a summer camp, 30% of students are boys. When 87 of the students left the camp at the end of the 2<text:span text:style-name="T6">nd</text:span> day, half of the boys were remaining and the number of girls decreased by 20%. How many girls were there at the beginning of the summer camp?</text:p>
      <text:p text:style-name="P7"/>
      <text:p text:style-name="P8"><text:span text:style-name="T7">Problem </text:span><text:span text:style-name="T3">2</text:span></text:p>
      <text:p text:style-name="P7"/>
      <text:p text:style-name="P8">Space explorers land on a planet with the same mass as Earth, but they find they weigh twice as much as they would on Earth. What is the radius of the planet?</text:p>
      <text:p text:style-name="P8"/>
      <text:p text:style-name="P8"><text:span text:style-name="T7">Problem </text:span><text:span text:style-name="T3">3</text:span></text:p>
      <text:p text:style-name="P8"><text:span text:style-name="T3"/></text:p>
      <text:p text:style-name="P9"><text:span text:style-name="T8">During the Apollo moon landings, one astronaut remained with the command module in lunar orbit, about 130 km above the surface. For half of each orbit, this astronaut was completely cut off from the rest of humanity, as the spacecraft rounded the far side of the moon. How long did this period last? </text:span><text:span text:style-name="T9">(Hint: the mass of the Moon is 1% that of the Earth. The mass of the Earth is 6 x 10</text:span><text:span text:style-name="T10">24</text:span><text:span text:style-name="T11">. Use Newton 2</text:span><text:span text:style-name="T10">nd</text:span><text:span text:style-name="T11"> law).</text:span></text:p>
      <text:p text:style-name="P9"><text:span text:style-name="T11"/></text:p>
      <text:p text:style-name="P10"><text:span text:style-name="T12">Problem </text:span><text:span text:style-name="T13">4</text:span></text:p>
      <text:p text:style-name="P9"><text:span text:style-name="T11"/></text:p>
      <text:p text:style-name="P11"><text:span text:style-name="T11">A 20 g ball is fired horizontally with speed v</text:span><text:span text:style-name="T14">0</text:span><text:span text:style-name="T11"> toward a 100 g ball hanging motionless from a 1.0-m-long string. The balls undergo a head-on, perfectly elastic collision, after which the 100 g ball swings out to a maximum angle </text:span><text:span text:style-name="T11"><draw:frame draw:style-name="fr1" draw:name="Object1" text:anchor-type="as-char" svg:y="-0.1492in" svg:width="0.261in" svg:height="0.2102in" draw:z-index="0"><draw:object xlink:href="./Object 1" xlink:type="simple" xlink:show="embed" xlink:actuate="onLoad"/><draw:image xlink:href="./ObjectReplacements/Object 1" xlink:type="simple" xlink:show="embed" xlink:actuate="onLoad"/></draw:frame></text:span><text:span text:style-name="T11">= 50°. What was v</text:span><text:span text:style-name="T14">0</text:span><text:span text:style-name="T11">?</text:span></text:p>
      <text:p text:style-name="P11"><text:span text:style-name="T11"/></text:p>
      <text:p text:style-name="P10"><text:span text:style-name="T12">Problem </text:span><text:span text:style-name="T13">5</text:span></text:p>
      <text:p text:style-name="P8"/>
      <text:p text:style-name="P8">A 100 g steel ball and a 200 g steel ball each hang from 1.0-m-long strings. At rest, the balls hang side by side, barely touching. The 100 g ball is pulled to the left until the angle between its string and vertical is 45°. The 200 g ball is pulled to a 45° angle on the right. The balls are released so as to collide at the very bottom of their swings. To what angle does each ball rebou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1T11:21:46.087040663</meta:creation-date>
    <dc:date>2024-12-11T22:20:42.526472656</dc:date>
    <meta:editing-duration>PT6H36M20S</meta:editing-duration>
    <meta:editing-cycles>6</meta:editing-cycles>
    <meta:generator>LibreOffice/24.8.3.2$Linux_X86_64 LibreOffice_project/480$Build-2</meta:generator>
    <meta:document-statistic meta:table-count="0" meta:image-count="0" meta:object-count="1" meta:page-count="1" meta:paragraph-count="17" meta:word-count="452" meta:character-count="2414" meta:non-whitespace-character-count="1967"/>
  </office:meta>
</office:document-meta>
</file>

<file path=Object 1/content.xml><?xml version="1.0" encoding="utf-8"?>
<math xmlns="http://www.w3.org/1998/Math/MathML" display="block">
  <semantics>
    <msub>
      <mi>θ</mi>
      <mi mathvariant="italic">max</mi>
    </msub>
    <annotation encoding="StarMath 5.0">%theta_max</annotation>
  </semantics>
</math>
</file>